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1cm"/>
    </style:style>
    <style:style style:name="gr2" style:family="graphic" style:parent-style-name="standard">
      <style:graphic-properties draw:fill="none" draw:textarea-vertical-align="middle" draw:auto-grow-height="false" fo:min-height="13.086cm" fo:min-width="0cm"/>
    </style:style>
    <style:style style:name="gr3" style:family="graphic" style:parent-style-name="standard">
      <style:graphic-properties draw:fill="none" draw:textarea-vertical-align="middle" draw:auto-grow-height="false" fo:min-height="5.974cm" fo:min-width="0cm"/>
    </style:style>
    <style:style style:name="gr4" style:family="graphic" style:parent-style-name="standard">
      <style:graphic-properties draw:fill="none" draw:textarea-vertical-align="middle" draw:auto-grow-height="false" fo:min-height="1.91cm" fo:min-width="0cm"/>
    </style:style>
    <style:style style:name="gr5" style:family="graphic" style:parent-style-name="standard">
      <style:graphic-properties draw:fill="none" draw:textarea-vertical-align="middle" draw:auto-grow-height="false" fo:min-height="2.683cm" fo:min-width="0cm"/>
    </style:style>
    <style:style style:name="gr6" style:family="graphic" style:parent-style-name="standard">
      <style:graphic-properties draw:fill="none" draw:textarea-vertical-align="middle" draw:auto-grow-height="false" fo:min-height="7.244cm" fo:min-width="0cm"/>
    </style:style>
    <style:style style:name="gr7" style:family="graphic" style:parent-style-name="standard">
      <style:graphic-properties draw:fill="none" draw:textarea-vertical-align="middle" draw:auto-grow-height="false" fo:min-height="11.181cm" fo:min-width="0.667cm"/>
    </style:style>
    <style:style style:name="gr8" style:family="graphic" style:parent-style-name="standard">
      <style:graphic-properties draw:fill="none" draw:textarea-vertical-align="middle" draw:auto-grow-height="false" fo:min-height="21.976cm" fo:min-width="2.012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text-properties style:font-name="Fira Code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Fira Code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Fira Code"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Fira Code" fo:font-size="11pt" style:font-size-asian="11pt" style:font-size-complex="11pt"/>
    </style:style>
    <style:style style:name="P6" style:family="paragraph">
      <style:paragraph-properties fo:text-align="center"/>
      <style:text-properties style:font-name="Fira Code"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style:font-name="Fira Code" fo:font-size="11pt" style:font-size-asian="11pt" style:font-size-complex="11pt"/>
    </style:style>
    <style:style style:name="T1" style:family="text">
      <style:text-properties fo:color="#ff8000" style:font-name="Fira Code" fo:font-size="28pt" style:font-size-asian="28pt" style:font-size-complex="28pt"/>
    </style:style>
    <style:style style:name="T2" style:family="text">
      <style:text-properties fo:color="#2a6099" style:font-name="Fira Code" fo:font-size="28pt" style:font-size-asian="28pt" style:font-size-complex="28pt"/>
    </style:style>
    <style:style style:name="T3" style:family="text">
      <style:text-properties style:font-name="Fira Cod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3.114cm" svg:height="1.436cm" svg:x="1.805cm" svg:y="5.507cm">
          <draw:text-box>
            <text:p text:style-name="P1"><text:span text:style-name="T1">&lt;p style="color: blue"&gt;</text:span><text:span text:style-name="T2">Блок текста</text:span><text:span text:style-name="T1">&lt;/p&gt;</text:span></text:p>
          </draw:text-box>
        </draw:frame>
        <draw:custom-shape draw:style-name="gr2" draw:text-style-name="P3" draw:layer="layout" svg:width="0.508cm" svg:height="13.335cm" draw:transform="rotate (1.5707963267949) translate (2.186cm 7.366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3" draw:layer="layout" svg:width="0.508cm" svg:height="6.223cm" draw:transform="rotate (1.5707963267949) translate (15.775cm 7.366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3" draw:layer="layout" svg:width="0.508cm" svg:height="2.159cm" draw:transform="rotate (1.5707963267949) translate (22.252cm 7.366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3" draw:layer="layout" svg:width="0.508cm" svg:height="2.932cm" draw:transform="rotate (-1.5707963267949) translate (6.885cm 5.08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draw:layer="layout" svg:width="0.508cm" svg:height="7.493cm" draw:transform="rotate (-1.5707963267949) translate (14.886cm 5.08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" draw:text-style-name="P3" draw:layer="layout" svg:width="1.651cm" svg:height="11.43cm" draw:transform="rotate (-1.5707963267949) translate (15.14cm 3.937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3" draw:layer="layout" svg:width="3.556cm" svg:height="22.225cm" draw:transform="rotate (-1.5707963267949) translate (24.411cm 2.032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5" draw:layer="layout" svg:width="4.953cm" svg:height="0.889cm" svg:x="6.75cm" svg:y="7.62cm">
          <draw:text-box>
            <text:p text:style-name="P4"><text:span text:style-name="T3">Открывающий тэг</text:span></text:p>
          </draw:text-box>
        </draw:frame>
        <draw:frame draw:style-name="gr10" draw:text-style-name="P7" draw:layer="layout" svg:width="3.302cm" svg:height="1.27cm" svg:x="21.717cm" svg:y="7.62cm">
          <draw:text-box>
            <text:p text:style-name="P6"><text:span text:style-name="T3">Закрывающий</text:span></text:p>
            <text:p text:style-name="P6"><text:span text:style-name="T3">тэг</text:span></text:p>
          </draw:text-box>
        </draw:frame>
        <draw:frame draw:style-name="gr9" draw:text-style-name="P5" draw:layer="layout" svg:width="4.953cm" svg:height="0.889cm" svg:x="16.536cm" svg:y="7.62cm">
          <draw:text-box>
            <text:p text:style-name="P4"><text:span text:style-name="T3">Содержимое элемента</text:span></text:p>
          </draw:text-box>
        </draw:frame>
        <draw:frame draw:style-name="gr9" draw:text-style-name="P5" draw:layer="layout" svg:width="4.953cm" svg:height="0.889cm" svg:x="7.166cm" svg:y="3.175cm">
          <draw:text-box>
            <text:p text:style-name="P4"><text:span text:style-name="T3">Атрибут элемента</text:span></text:p>
          </draw:text-box>
        </draw:frame>
        <draw:frame draw:style-name="gr9" draw:text-style-name="P5" draw:layer="layout" svg:width="3.429cm" svg:height="0.889cm" svg:x="3.737cm" svg:y="4.318cm">
          <draw:text-box>
            <text:p text:style-name="P4"><text:span text:style-name="T3">Имя атрибута</text:span></text:p>
          </draw:text-box>
        </draw:frame>
        <draw:frame draw:style-name="gr9" draw:text-style-name="P5" draw:layer="layout" svg:width="4.554cm" svg:height="0.889cm" svg:x="8.838cm" svg:y="4.319cm">
          <draw:text-box>
            <text:p text:style-name="P4"><text:span text:style-name="T3">Значение атрибута</text:span></text:p>
          </draw:text-box>
        </draw:frame>
        <draw:frame draw:style-name="gr9" draw:text-style-name="P5" draw:layer="layout" svg:width="3.429cm" svg:height="0.889cm" svg:x="10.995cm" svg:y="1.143cm">
          <draw:text-box>
            <text:p text:style-name="P4"><text:span text:style-name="T3">HTML-элемен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0.3$Windows_X86_64 LibreOffice_project/efb621ed25068d70781dc026f7e9c5187a4decd1</meta:generator>
    <dc:date>2018-10-02T13:50:26.625000000</dc:date>
    <meta:editing-duration>PT21M48S</meta:editing-duration>
    <meta:editing-cycles>3</meta:editing-cycles>
    <meta:document-statistic meta:object-count="15"/>
  </office:meta>
</office:document-meta>
</file>